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avid Libre" svg:font-family="'David Lib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rsid="05226f8d" officeooo:paragraph-rsid="04af6545"/>
    </style:style>
    <style:style style:name="P2" style:family="paragraph" style:parent-style-name="Heading_20_2">
      <style:text-properties style:use-window-font-color="true" loext:opacity="0%" officeooo:rsid="0609cebf" officeooo:paragraph-rsid="060f128b"/>
    </style:style>
    <style:style style:name="P3" style:family="paragraph" style:parent-style-name="Heading_20_2">
      <style:text-properties style:use-window-font-color="true" loext:opacity="0%" officeooo:rsid="061e92a7" officeooo:paragraph-rsid="061e92a7"/>
    </style:style>
    <style:style style:name="P4" style:family="paragraph" style:parent-style-name="Text_20_body">
      <style:text-properties style:use-window-font-color="true" loext:opacity="0%" officeooo:rsid="061e92a7" officeooo:paragraph-rsid="061e92a7"/>
    </style:style>
    <style:style style:name="P5" style:family="paragraph" style:parent-style-name="Heading_20_2">
      <style:text-properties style:use-window-font-color="true" loext:opacity="0%" officeooo:rsid="060f128b" officeooo:paragraph-rsid="0620aaf8"/>
    </style:style>
    <style:style style:name="P6" style:family="paragraph" style:parent-style-name="Text_20_body">
      <style:text-properties style:use-window-font-color="true" loext:opacity="0%" officeooo:rsid="060f128b" officeooo:paragraph-rsid="0620aaf8"/>
    </style:style>
    <style:style style:name="P7" style:family="paragraph" style:parent-style-name="Text_20_body" style:list-style-name="L1">
      <style:text-properties style:use-window-font-color="true" loext:opacity="0%" officeooo:rsid="060f128b" officeooo:paragraph-rsid="0620aaf8"/>
    </style:style>
    <style:style style:name="P8" style:family="paragraph" style:parent-style-name="Text_20_body">
      <style:text-properties style:use-window-font-color="true" loext:opacity="0%" officeooo:rsid="05d80ef2" officeooo:paragraph-rsid="0621f346"/>
    </style:style>
    <style:style style:name="P9" style:family="paragraph" style:parent-style-name="Heading_20_2">
      <style:text-properties style:use-window-font-color="true" loext:opacity="0%" officeooo:paragraph-rsid="0621f346"/>
    </style:style>
    <style:style style:name="P10" style:family="paragraph" style:parent-style-name="Text_20_body">
      <style:text-properties style:use-window-font-color="true" loext:opacity="0%" officeooo:rsid="0606e134" officeooo:paragraph-rsid="0621f346"/>
    </style:style>
    <style:style style:name="P11" style:family="paragraph" style:parent-style-name="Text_20_body">
      <style:paragraph-properties fo:text-align="start" style:justify-single-word="false" style:writing-mode="lr-tb"/>
      <style:text-properties style:use-window-font-color="true" loext:opacity="0%" officeooo:paragraph-rsid="0621f346"/>
    </style:style>
    <style:style style:name="P12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use-window-font-color="true" loext:opacity="0%" style:font-name="David CLM" fo:font-size="12pt" officeooo:rsid="0606e134" officeooo:paragraph-rsid="0621f346" style:font-size-asian="12pt" style:font-name-complex="David CLM" style:font-size-complex="12pt"/>
    </style:style>
    <style:style style:name="P13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use-window-font-color="true" loext:opacity="0%" style:text-outline="false" style:text-line-through-style="none" style:text-line-through-type="none" style:text-position="0% 100%" style:font-name="David CLM" fo:font-size="12pt" fo:font-style="normal" fo:text-shadow="none" style:text-underline-style="none" fo:font-weight="normal" officeooo:rsid="0606e134" officeooo:paragraph-rsid="0621f346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P14" style:family="paragraph" style:parent-style-name="Heading_20_2">
      <style:text-properties style:use-window-font-color="true" loext:opacity="0%" officeooo:rsid="0625c719" officeooo:paragraph-rsid="0621f346"/>
    </style:style>
    <style:style style:name="P15" style:family="paragraph" style:parent-style-name="Heading_20_2">
      <style:text-properties style:use-window-font-color="true" loext:opacity="0%" fo:font-style="italic" officeooo:rsid="05edf9e3" officeooo:paragraph-rsid="06283760" style:font-style-asian="italic" style:font-style-complex="italic"/>
    </style:style>
    <style:style style:name="P16" style:family="paragraph" style:parent-style-name="Heading_20_2">
      <style:text-properties style:use-window-font-color="true" loext:opacity="0%" officeooo:rsid="05735d0c"/>
    </style:style>
    <style:style style:name="P17" style:family="paragraph" style:parent-style-name="Heading_20_2">
      <style:paragraph-properties fo:line-height="100%"/>
      <style:text-properties style:use-window-font-color="true" loext:opacity="0%" officeooo:rsid="05a9c9df" officeooo:paragraph-rsid="06283760"/>
    </style:style>
    <style:style style:name="P18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60e4268" officeooo:paragraph-rsid="06283760"/>
    </style:style>
    <style:style style:name="P19" style:family="paragraph" style:parent-style-name="Heading_20_2">
      <style:paragraph-properties fo:text-align="end" style:justify-single-word="false" style:writing-mode="rl-tb"/>
      <style:text-properties style:use-window-font-color="true" loext:opacity="0%" fo:font-style="normal" officeooo:rsid="05edf9e3" officeooo:paragraph-rsid="062be1e5" style:font-style-asian="normal" style:font-style-complex="normal"/>
    </style:style>
    <style:style style:name="P20" style:family="paragraph" style:parent-style-name="Text_20_body">
      <style:text-properties style:use-window-font-color="true" loext:opacity="0%" officeooo:rsid="06637919" officeooo:paragraph-rsid="062be1e5"/>
    </style:style>
    <style:style style:name="P21" style:family="paragraph" style:parent-style-name="Heading_20_2">
      <style:paragraph-properties fo:text-align="end" style:justify-single-word="false" style:writing-mode="rl-tb"/>
      <style:text-properties style:use-window-font-color="true" loext:opacity="0%" officeooo:rsid="05735d0c" officeooo:paragraph-rsid="062be1e5" style:font-name-complex="David Libre"/>
    </style:style>
    <style:style style:name="P22" style:family="paragraph" style:parent-style-name="Heading_20_2">
      <style:text-properties style:use-window-font-color="true" loext:opacity="0%" officeooo:rsid="064764b7" officeooo:paragraph-rsid="062a0415" style:font-name-complex="David Libre"/>
    </style:style>
    <style:style style:name="P23" style:family="paragraph" style:parent-style-name="Heading_20_2">
      <style:text-properties style:use-window-font-color="true" loext:opacity="0%" officeooo:rsid="05735d0c" officeooo:paragraph-rsid="062a0415"/>
    </style:style>
    <style:style style:name="P24" style:family="paragraph" style:parent-style-name="Text_20_body">
      <style:text-properties style:use-window-font-color="true" loext:opacity="0%" officeooo:paragraph-rsid="062a0415"/>
    </style:style>
    <style:style style:name="P25" style:family="paragraph" style:parent-style-name="Text_20_body">
      <style:text-properties style:use-window-font-color="true" loext:opacity="0%" officeooo:rsid="06498209" officeooo:paragraph-rsid="062a0415"/>
    </style:style>
    <style:style style:name="P26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6498209" officeooo:paragraph-rsid="062a0415"/>
    </style:style>
    <style:style style:name="T1" style:family="text">
      <style:text-properties officeooo:rsid="05ff79a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62b1aa3"/>
    </style:style>
    <style:style style:name="T4" style:family="text">
      <style:text-properties officeooo:rsid="061fe8c2"/>
    </style:style>
    <style:style style:name="T5" style:family="text">
      <style:text-properties officeooo:rsid="0621c7ae"/>
    </style:style>
    <style:style style:name="T6" style:family="text">
      <style:text-properties style:text-position="sub 58%"/>
    </style:style>
    <style:style style:name="T7" style:family="text">
      <style:text-properties style:text-outline="false" style:text-line-through-style="none" style:text-line-through-type="none" style:text-position="0% 100%" fo:font-style="normal" fo:text-shadow="none" style:text-underline-style="none" fo:font-weight="normal" officeooo:rsid="054fe6e7" style:letter-kerning="true" style:font-style-asian="normal" style:font-weight-asian="normal" style:font-style-complex="normal" style:text-emphasize="none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style:text-underline-style="none" fo:font-weight="normal" style:letter-kerning="true" style:font-style-asian="normal" style:font-weight-asian="normal" style:font-style-complex="normal" style:text-emphasize="none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style:text-underline-style="none" fo:font-weight="normal" officeooo:rsid="060b1cd7" style:letter-kerning="true" style:font-style-asian="normal" style:font-weight-asian="normal" style:font-style-complex="normal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style:text-underline-style="none" fo:font-weight="normal" officeooo:rsid="062dafc1" style:letter-kerning="true" style:font-style-asian="normal" style:font-weight-asian="normal" style:font-style-complex="normal" style:text-emphasize="none"/>
    </style:style>
    <style:style style:name="T11" style:family="text">
      <style:text-properties officeooo:rsid="06333ad8"/>
    </style:style>
    <style:style style:name="T12" style:family="text">
      <style:text-properties officeooo:rsid="06358979"/>
    </style:style>
    <style:style style:name="T13" style:family="text">
      <style:text-properties officeooo:rsid="06498209"/>
    </style:style>
    <style:style style:name="T14" style:family="text">
      <style:text-properties officeooo:rsid="0666755f"/>
    </style:style>
    <style:style style:name="T15" style:family="text">
      <style:text-properties officeooo:rsid="0667b834"/>
    </style:style>
    <style:style style:name="T16" style:family="text">
      <style:text-properties officeooo:rsid="0676742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מטלה - חלוקת שכר-<text:span text:style-name="T1">דירה – שאלות נוספות</text:span></text:h>
      <text:p text:style-name="P2"><text:span text:style-name="T2"/></text:p>
      <text:p text:style-name="P3">וקטור אגליטרי</text:p>
      <text:p text:style-name="P4">האם בחלוקה עם וקטור-מחירים אגליטרי יכולה להיות קנאה, כשיש שני שותפים ושני חדרים?</text:p>
      <text:p text:style-name="P5">בעיית תחנת המוניות</text:p>
      <text:p text:style-name="P6">בתחנת מוניות עובדים שלושה נהגים. כל נהג נמצא עכשיו במקום אחר. <text:s text:c="2"/>התחנה מקבלת בו-זמנית שלוש פניות מנוסעים הנמצאים במקומות שונים. התחנה צריכה להחליט איזה נהג לשלוח לאיזה נוסע. הנתונים:</text:p>
      <text:list text:style-name="L1">
        <text:list-item>
          <text:p text:style-name="P7">המרחק בין נהג i לבין נוסע j הוא: d[i,j] (ק"מ).</text:p>
        </text:list-item>
        <text:list-item>
          <text:p text:style-name="P7">המרחק בין נוסע j לבין היעד שלו הוא x[j] (ק"מ).</text:p>
        </text:list-item>
        <text:list-item>
          <text:p text:style-name="P7">מחיר של דלק לקילומטר הוא p (ש"ח).</text:p>
        </text:list-item>
      </text:list>
      <text:p text:style-name="P6">כיתבו פקודה בשפת <text:span text:style-name="T3">פייתון</text:span> שתעזור לתחנה למצוא את ההשמה הזולה ביותר של נהגים לנוסעים.</text:p>
      <text:p text:style-name="P8"/>
      <text:p text:style-name="P8"/>
      <text:p text:style-name="P9">סכום מחירים מקסימלי</text:p>
      <text:p text:style-name="P10">נניח שמצאנו השמה <text:span text:style-name="T4">ה</text:span>ממקסמת את סכום הערכים, ואנחנו רוצים למצוא מחיר לכל חדר. במקום למצוא וקטור-מחירים עם סכום מינימלי, אפשר לנסות למצוא וקטור-מחירים עם סכום מקסימלי:</text:p>
      <text:p text:style-name="P11">Maximize <text:s text:c="3"/><text:span text:style-name="T5">Su</text:span>m<text:span text:style-name="T6">i</text:span> p[i]</text:p>
      <text:p text:style-name="P11">Such that <text:s text:c="2"/>For all i, j: w[d[i], i] - p[i] ≥ w[d[i], j] - p[j]</text:p>
      <text:p text:style-name="P12"><text:span text:style-name="T7">א</text:span><text:span text:style-name="T8">. מה הבעיה בתוכנית זו? (</text:span><text:span text:style-name="T9">אפשר לפתור סעיף זה בשתי דרכים: </text:span><text:span text:style-name="T8">להריץ ב</text:span><text:span text:style-name="T10">פייתון </text:span><text:span text:style-name="T9">ולראות </text:span><text:span text:style-name="T8">איזו הודעת שגיאה-מתקבלת</text:span><text:span text:style-name="T9">, או לנסות לפתור את הבעיה ידנית במקרים פרטיים ולזהות את הבעיה</text:span><text:span text:style-name="T8">).</text:span></text:p>
      <text:p text:style-name="P13">ב. איזה אילוץ אפשר להוסיף לתוכנית, כך שיתקבל פתרון הגיוני?</text:p>
      <text:p text:style-name="P14"/>
      <text:p text:style-name="P15"/>
      <text:p text:style-name="P16"/>
      <text:p text:style-name="P17">אלגוריתם חלופי לחלוקת שכר-דירה</text:p>
      <text:p text:style-name="P18"><text:span text:style-name="T11">הציעו</text:span> אלגוריתם חלופי לחלוקת חדרים ושכר-דירה בין שלושה שותפים, <text:span text:style-name="T11">המסתמך על </text:span>אלגוריתם Selfridge-Conway לחלוקת-עוגה ללא קנאה. <text:span text:style-name="T12">הוכיחו שהאלגוריתם שלכם אכן מחזיר חלוקה ללא קנאה.</text:span></text:p>
      <text:p text:style-name="P18"/>
      <text:p text:style-name="P19"><text:soft-page-break/>שאלה: יעילות פארטו בחלוקת שכר דירה</text:p>
      <text:p text:style-name="P20">כזכור, בבעיית חלוקת המשאבים הוכחנו, שכל השמה הממקסמת את סכום הערכים היא יעילה פארטו.</text:p>
      <text:p text:style-name="P20">הוכיחו, שבבעיית חלוקת חדרים ושכר-דירה, גם הכיוון ההפוך נכון: כל השמה יעילה פארטו ממקסמת את סכום הערכים.</text:p>
      <text:p text:style-name="P21"/>
      <text:p text:style-name="P22"/>
      <text:p text:style-name="P23">שאלה:<text:span text:style-name="T13"> השמה ממקסמת סכום ערכים - סיבוכיות זמן ריצה</text:span></text:p>
      <text:p text:style-name="P24">א. <text:span text:style-name="T14">מהי סיבוכיות זמן הריצה של האלגוריתם הטוב ביותר המוכר כיום למציאת השמת חדרים לדיירים הממקסמת את סכום הערכים? (לפי ויקיפדיה).</text:span></text:p>
      <text:p text:style-name="P25">* ב <text:span text:style-name="T15">[רשות]</text:span>. בדקו ע"י ניסוי, מהי (בקירוב) סיבוכיות זמן הריצה של האלגוריתם max_weight_matching הממומש בספריה networkx של פייתון? (דרך אפשרית לבדוק היא להריץ את האלגוריתם על גרפים בגדלים שונים, לשרטט גרף של <text:span text:style-name="T16">לוגריתם </text:span>זמן הריצה כפונקציה של <text:span text:style-name="T16">לוגריתם </text:span>גודל הגרף, ולנסות להתאים פונקציה לגרף).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avid Libre" svg:font-family="'David Lib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loext:num-list-format="%2%◦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%3%▪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loext:num-list-format="%5%◦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%6%▪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loext:num-list-format="%8%◦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%9%▪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loext:num-list-format="%2%◦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%3%▪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loext:num-list-format="%5%◦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%6%▪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loext:num-list-format="%8%◦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%9%▪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5-04T18:12:49.365347700</dc:date>
    <meta:editing-duration>P11DT5H58M31S</meta:editing-duration>
    <meta:editing-cycles>1403</meta:editing-cycles>
    <meta:document-statistic meta:table-count="0" meta:image-count="0" meta:object-count="0" meta:page-count="2" meta:paragraph-count="25" meta:word-count="329" meta:character-count="1919" meta:non-whitespace-character-count="1610"/>
  </office:meta>
</office:document-meta>
</file>